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735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974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e6e6e6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1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cecec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color="#cc3300" fo:font-family="Arial" style:font-pitch="variable" fo:font-size="14pt" style:font-size-asian="14pt" style:font-size-complex="14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7" style:family="text">
      <style:text-properties fo:color="#ff3366" fo:font-family="Arial" style:font-pitch="variabl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YumaPro Tools</text:p>
          </draw:text-box>
        </draw:frame>
        <draw:custom-shape draw:style-name="gr1" draw:text-style-name="P4" draw:layer="layout" svg:width="4.68cm" svg:height="1.995cm" svg:x="8.89cm" svg:y="11.34cm">
          <text:p text:style-name="P3"><text:span text:style-name="T1"><text:s text:c="3"/></text:span><text:span text:style-name="T2">yangdump-pro</text:span></text:p>
          <text:p text:style-name="P3"><text:span text:style-name="T1"><text:s text:c="6"/></text:span><text:span text:style-name="T1">Translato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162cm" svg:height="1.445cm" svg:x="3.835cm" svg:y="10.222cm">
          <text:p text:style-name="P3"><text:span text:style-name="T3">Data models written in </text:span><text:span text:style-name="T4">YANG</text:span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1.739cm" svg:y1="8.67cm" svg:x2="8.255cm" svg:y2="10.795cm">
          <text:p/>
        </draw:line>
        <draw:line draw:style-name="gr4" draw:text-style-name="P5" draw:layer="layout" svg:x1="5.395cm" svg:y1="7.561cm" svg:x2="5.394cm" svg:y2="6.782cm">
          <text:p/>
        </draw:line>
        <draw:custom-shape draw:style-name="gr5" draw:text-style-name="P4" draw:layer="layout" svg:width="3.745cm" svg:height="1.753cm" svg:x="16.575cm" svg:y="6.753cm">
          <text:p text:style-name="P3"><text:span text:style-name="T1"><text:s text:c="3"/></text:span><text:span text:style-name="T2">netconfd-pro</text:span></text:p>
          <text:p text:style-name="P3"><text:span text:style-name="T1"><text:s text:c="4"/></text:span><text:span text:style-name="T1">Server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3.413cm" svg:height="2.234cm" svg:x="10.16cm" svg:y="6.751cm">
          <text:p text:style-name="P3"><text:span text:style-name="T1"><text:s text:c="3"/></text:span><text:span text:style-name="T2">yangcli-pro</text:span></text:p>
          <text:p text:style-name="P3"><text:span text:style-name="T1"><text:s text:c="5"/></text:span><text:span text:style-name="T1">Client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7.837cm" svg:height="1.019cm" svg:x="14.618cm" svg:y="12.59cm">
          <text:p text:style-name="P3"><text:span text:style-name="T3">XSD for NMS development</text:span></text:p>
          <draw:enhanced-geometry svg:viewBox="0 0 21600 21600" draw:type="mso-spt202" draw:enhanced-path="M 0 0 L 21600 0 21600 21600 0 21600 0 0 Z N"/>
        </draw:custom-shape>
        <draw:line draw:style-name="gr8" draw:text-style-name="P5" draw:layer="layout" svg:x1="8.753cm" svg:y1="12.065cm" svg:x2="8.188cm" svg:y2="11.092cm">
          <text:p/>
        </draw:line>
        <draw:custom-shape draw:style-name="gr9" draw:text-style-name="P4" draw:layer="layout" svg:width="7.235cm" svg:height="0.912cm" svg:x="10.579cm" svg:y="14.799cm">
          <text:p text:style-name="P3"><text:span text:style-name="T3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3.694cm" svg:height="0.824cm" svg:x="13.294cm" svg:y="4.833cm">
          <text:p text:style-name="P3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12.16cm" svg:y1="6.539cm" svg:x2="13.17cm" svg:y2="5.614cm">
          <text:p/>
        </draw:line>
        <draw:custom-shape draw:style-name="gr12" draw:text-style-name="P4" draw:layer="layout" svg:width="7.212cm" svg:height="0.905cm" svg:x="10.588cm" svg:y="15.696cm">
          <text:p text:style-name="P3"><text:span text:style-name="T3">SQL for object dictionary</text:span></text:p>
          <draw:enhanced-geometry svg:viewBox="0 0 21600 21600" draw:type="mso-spt202" draw:enhanced-path="M 0 0 L 21600 0 21600 21600 0 21600 0 0 Z N"/>
        </draw:custom-shape>
        <draw:line draw:style-name="gr13" draw:text-style-name="P5" draw:layer="layout" svg:x1="8.795cm" svg:y1="15.848cm" svg:x2="10.457cm" svg:y2="16.442cm">
          <text:p/>
        </draw:line>
        <draw:custom-shape draw:style-name="gr2" draw:text-style-name="P4" draw:layer="layout" svg:width="4.163cm" svg:height="1.445cm" svg:x="3.886cm" svg:y="5.326cm">
          <text:p text:style-name="P3"><text:span text:style-name="T3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3.114cm" svg:height="1.753cm" svg:x="3.946cm" svg:y="7.63cm">
          <text:p text:style-name="P3"><text:span text:style-name="T6">smi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16.321cm" svg:y1="8.557cm" svg:x2="8.255cm" svg:y2="10.922cm">
          <text:p/>
        </draw:line>
        <draw:line draw:style-name="gr16" draw:text-style-name="P5" draw:layer="layout" svg:x1="14.61cm" svg:y1="10.935cm" svg:x2="13.635cm" svg:y2="11.763cm">
          <text:p/>
        </draw:line>
        <draw:line draw:style-name="gr17" draw:text-style-name="P5" draw:layer="layout" svg:x1="13.767cm" svg:y1="7.713cm" svg:x2="16.483cm" svg:y2="7.728cm">
          <text:p/>
        </draw:line>
        <draw:custom-shape draw:style-name="gr18" draw:text-style-name="P4" draw:layer="layout" svg:width="3.646cm" svg:height="1.445cm" svg:x="18.522cm" svg:y="14.836cm">
          <text:p text:style-name="P3"><text:span text:style-name="T3"><text:s text:c="6"/></text:span><text:span text:style-name="T3">NMS Applications</text:span></text:p>
          <draw:enhanced-geometry svg:viewBox="0 0 21600 21600" draw:type="mso-spt202" draw:enhanced-path="M 0 0 L 21600 0 21600 21600 0 21600 0 0 Z N"/>
        </draw:custom-shape>
        <draw:custom-shape draw:style-name="gr19" draw:text-style-name="P4" draw:layer="layout" svg:width="7.212cm" svg:height="1.02cm" svg:x="14.641cm" svg:y="10.258cm">
          <text:p text:style-name="P3"><text:span text:style-name="T3">C code for agent development</text:span></text:p>
          <draw:enhanced-geometry svg:viewBox="0 0 21600 21600" draw:type="mso-spt202" draw:enhanced-path="M 0 0 L 21600 0 21600 21600 0 21600 0 0 Z N"/>
        </draw:custom-shape>
        <draw:line draw:style-name="gr20" draw:text-style-name="P5" draw:layer="layout" svg:x1="14.416cm" svg:y1="12.741cm" svg:x2="13.579cm" svg:y2="12.478cm">
          <text:p/>
        </draw:line>
        <draw:custom-shape draw:style-name="gr18" draw:text-style-name="P4" draw:layer="layout" svg:width="3.646cm" svg:height="1.445cm" svg:x="5.082cm" svg:y="14.747cm">
          <text:p text:style-name="P3"><text:span text:style-name="T3"><text:s text:c="6"/></text:span><text:span text:style-name="T7">ncorg</text:span><text:span text:style-name="T3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4" draw:text-style-name="P5" draw:layer="layout" svg:x1="5.342cm" svg:y1="10.21cm" svg:x2="5.341cm" svg:y2="9.431cm">
          <text:p/>
        </draw:line>
        <draw:line draw:style-name="gr20" draw:text-style-name="P5" draw:layer="layout" svg:x1="20.032cm" svg:y1="14.718cm" svg:x2="20.023cm" svg:y2="13.835cm">
          <text:p/>
        </draw:line>
        <draw:line draw:style-name="gr16" draw:text-style-name="P5" draw:layer="layout" svg:x1="18.321cm" svg:y1="8.539cm" svg:x2="18.319cm" svg:y2="10.286cm">
          <text:p/>
        </draw:line>
        <draw:custom-shape draw:style-name="gr21" draw:text-style-name="P4" draw:layer="layout" svg:width="7.813cm" svg:height="0.853cm" svg:x="14.633cm" svg:y="11.749cm">
          <text:p text:style-name="P3"><text:span text:style-name="T3">Cooked YANG for platform mgmt</text:span></text:p>
          <draw:enhanced-geometry svg:viewBox="0 0 21600 21600" draw:type="mso-spt202" draw:enhanced-path="M 0 0 L 21600 0 21600 21600 0 21600 0 0 Z N"/>
        </draw:custom-shape>
        <draw:line draw:style-name="gr13" draw:text-style-name="P5" draw:layer="layout" svg:x1="8.782cm" svg:y1="15.322cm" svg:x2="10.472cm" svg:y2="15.317cm">
          <text:p/>
        </draw:line>
        <draw:frame draw:style-name="gr22" draw:text-style-name="P8" draw:layer="layout" svg:width="2.102cm" svg:height="0.755cm" svg:x="14.051cm" svg:y="6.755cm">
          <draw:text-box>
            <text:p text:style-name="P1"><text:span text:style-name="T8">Network</text:span></text:p>
          </draw:text-box>
        </draw:frame>
        <draw:line draw:style-name="gr20" draw:text-style-name="P5" draw:layer="layout" svg:x1="11.768cm" svg:y1="14.673cm" svg:x2="11.768cm" svg:y2="13.428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9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1.049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NETCONF Agenda</dc:title>
    <meta:initial-creator>ABB</meta:initial-creator>
    <meta:creation-date>1996-03-04T22:05:50</meta:creation-date>
    <dc:creator>Andy </dc:creator>
    <dc:date>2012-10-17T12:51:19</dc:date>
    <meta:print-date>2000-12-09T21:37:10</meta:print-date>
    <meta:editing-cycles>618</meta:editing-cycles>
    <meta:editing-duration>P38DT18H8M1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